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"/>
    <style:font-face style:name="andale mono" svg:font-family="'andale mono'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7ff" officeooo:paragraph-rsid="000cb7ff"/>
    </style:style>
    <style:style style:name="P2" style:family="paragraph" style:parent-style-name="Preformatted_20_Text">
      <style:text-properties fo:font-variant="normal" fo:text-transform="none" fo:color="#005e81" style:font-name="andale mono" fo:font-size="9pt" fo:letter-spacing="normal" fo:font-style="normal" fo:font-weight="normal" officeooo:rsid="000cb7ff" officeooo:paragraph-rsid="000cb7ff"/>
    </style:style>
    <style:style style:name="P3" style:family="paragraph" style:parent-style-name="Standard">
      <style:text-properties officeooo:rsid="000cb7ff" officeooo:paragraph-rsid="000cb7ff"/>
    </style:style>
    <style:style style:name="P4" style:family="paragraph" style:parent-style-name="Standard">
      <style:text-properties officeooo:rsid="001068c7" officeooo:paragraph-rsid="001068c7"/>
    </style:style>
    <style:style style:name="P5" style:family="paragraph" style:parent-style-name="Standard">
      <style:text-properties officeooo:rsid="0010e85b" officeooo:paragraph-rsid="0010e85b"/>
    </style:style>
    <style:style style:name="P6" style:family="paragraph" style:parent-style-name="Standard">
      <style:text-properties officeooo:rsid="001250d0" officeooo:paragraph-rsid="001250d0"/>
    </style:style>
    <style:style style:name="P7" style:family="paragraph" style:parent-style-name="Standard">
      <style:text-properties officeooo:rsid="00125c79" officeooo:paragraph-rsid="00125c79"/>
    </style:style>
    <style:style style:name="P8" style:family="paragraph" style:parent-style-name="Standard">
      <style:text-properties officeooo:rsid="0013e99a" officeooo:paragraph-rsid="0013e99a"/>
    </style:style>
    <style:style style:name="P9" style:family="paragraph" style:parent-style-name="Standard">
      <style:text-properties officeooo:paragraph-rsid="00153528"/>
    </style:style>
    <style:style style:name="P10" style:family="paragraph" style:parent-style-name="Standard">
      <style:text-properties officeooo:paragraph-rsid="001561c2"/>
    </style:style>
    <style:style style:name="T1" style:family="text">
      <style:text-properties officeooo:rsid="0013e99a"/>
    </style:style>
    <style:style style:name="T2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Courier New" fo:font-size="9.75pt" fo:letter-spacing="normal" fo:font-style="normal" fo:font-weight="normal" officeooo:rsid="00153528"/>
    </style:style>
    <style:style style:name="T4" style:family="text">
      <style:text-properties fo:font-variant="normal" fo:text-transform="none" fo:color="#000000" style:font-name="Courier New" fo:font-size="9.75pt" fo:letter-spacing="normal" fo:font-style="normal" fo:font-weight="normal" officeooo:rsid="001561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SLR</text:p>
      <text:p text:style-name="P1"/>
      <text:p text:style-name="P1">Commande nombre de coeurs:</text:p>
      <text:p text:style-name="P1"/>
      <text:p text:style-name="P2">cat /proc/cpuinfo | grep processor | wc -l</text:p>
      <text:p text:style-name="P1"/>
      <text:p text:style-name="P1">Nombre de coeurs : 4</text:p>
      <text:p text:style-name="P1"/>
      <text:p text:style-name="P1">Nombre de cpu cores : 4*2 = 8</text:p>
      <text:p text:style-name="P1"/>
      <text:p text:style-name="P4">Santé publique : </text:p>
      <text:p text:style-name="P4"/>
      <text:p text:style-name="P4"><text:tab/>Séquentiel : 1.079183091</text:p>
      <text:p text:style-name="P4"><text:tab/>Parrallèle : <text:s/>1.100482971</text:p>
      <text:p text:style-name="P4"/>
      <text:p text:style-name="P4">Gros fichier :</text:p>
      <text:p text:style-name="P4"/>
      <text:p text:style-name="P4"><text:tab/>Parrallèle : 14.90276634</text:p>
      <text:p text:style-name="P4"><text:tab/>Séquentiel : 21.188755483</text:p>
      <text:p text:style-name="P4"/>
      <text:p text:style-name="P5">18</text:p>
      <text:p text:style-name="P5"/>
      <text:p text:style-name="P5"><text:tab/>$ hostname</text:p>
      <text:p text:style-name="P5"><text:tab/>$ dnsdomainname</text:p>
      <text:p text:style-name="P5"/>
      <text:p text:style-name="P6">19</text:p>
      <text:p text:style-name="P6"/>
      <text:p text:style-name="P6"><text:tab/>ip address</text:p>
      <text:p text:style-name="P6"/>
      <text:p text:style-name="P7">20</text:p>
      <text:p text:style-name="P7"/>
      <text:p text:style-name="P7"><text:tab/>host amathieu-PC</text:p>
      <text:p text:style-name="P7"><text:tab/>host facebook.com</text:p>
      <text:p text:style-name="P7"/>
      <text:p text:style-name="P7">2<text:span text:style-name="T1">4</text:span></text:p>
      <text:p text:style-name="P7"><text:tab/></text:p>
      <text:p text:style-name="P7"><text:tab/><text:span text:style-name="T1">python puis 2+3</text:span></text:p>
      <text:p text:style-name="P7"><text:tab/><text:span text:style-name="T1">sinon calc 2+3</text:span></text:p>
      <text:p text:style-name="P7"/>
      <text:p text:style-name="P8">25</text:p>
      <text:p text:style-name="P8"/>
      <text:p text:style-name="P8"><text:tab/>ssh -t <text:a xlink:type="simple" xlink:href="mailto:amathieu@ssh.enst.fr" text:style-name="Internet_20_link" text:visited-style-name="Visited_20_Internet_20_Link">amathieu@ssh.enst.fr</text:a> ‘calc 2+3; bash -l’</text:p>
      <text:p text:style-name="P9"><text:span text:style-name="T1"><text:tab/></text:span><text:span text:style-name="T2">a@A:~&gt; cat .ssh/id_rsa.pub | ssh b@B 'cat &gt;&gt; .ssh/authorized_keys'</text:span></text:p>
      <text:p text:style-name="P9"><text:span text:style-name="T2"/></text:p>
      <text:p text:style-name="P9"><text:span text:style-name="T3">26 </text:span></text:p>
      <text:p text:style-name="P9"><text:span text:style-name="T3"/></text:p>
      <text:p text:style-name="P9"><text:span text:style-name="T3"><text:tab/>/home/amathieu</text:span></text:p>
      <text:p text:style-name="P9"><text:span text:style-name="T3"/></text:p>
      <text:p text:style-name="P10"><text:span text:style-name="T4">29</text:span></text:p>
      <text:p text:style-name="P10"><text:span text:style-name="T4"><text:tab/>df (path)</text:span></text:p>
      <text:p text:style-name="P10"><text:span text:style-name="T4"><text:tab/>sinon lvs -o +devices (sortie de df (path) )</text:span></text:p>
      <text:p text:style-name="P10"><text:span text:style-name="T4"><text:tab/>sinon cat /proc/mdstat</text:span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"/>
    <style:font-face style:name="andale mono" svg:font-family="'andale mono', 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6:22:01.495104865</meta:creation-date>
    <dc:date>2017-05-06T21:00:08.354397250</dc:date>
    <meta:editing-duration>PT1H16M59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32" meta:word-count="99" meta:character-count="589" meta:non-whitespace-character-count="500"/>
  </office:meta>
</office:document-meta>
</file>